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192" officeooo:paragraph-rsid="001e7192"/>
    </style:style>
    <style:style style:name="P2" style:family="paragraph" style:parent-style-name="Standard" style:list-style-name="L1">
      <style:text-properties officeooo:rsid="001e7192" officeooo:paragraph-rsid="001e7192"/>
    </style:style>
    <style:style style:name="P3" style:family="paragraph" style:parent-style-name="Standard" style:list-style-name="L1">
      <style:text-properties officeooo:rsid="001e7192" officeooo:paragraph-rsid="002277aa"/>
    </style:style>
    <style:style style:name="P4" style:family="paragraph" style:parent-style-name="Standard" style:list-style-name="L1">
      <style:text-properties officeooo:rsid="001e7192" officeooo:paragraph-rsid="002443cf"/>
    </style:style>
    <style:style style:name="P5" style:family="paragraph" style:parent-style-name="Standard" style:list-style-name="L1">
      <style:text-properties officeooo:rsid="001e7192" officeooo:paragraph-rsid="0027ae8a"/>
    </style:style>
    <style:style style:name="P6" style:family="paragraph" style:parent-style-name="Standard" style:list-style-name="L1">
      <style:text-properties officeooo:rsid="001f4b61" officeooo:paragraph-rsid="002277aa"/>
    </style:style>
    <style:style style:name="P7" style:family="paragraph" style:parent-style-name="Standard" style:list-style-name="L1">
      <style:paragraph-properties fo:text-align="center" style:justify-single-word="false"/>
      <style:text-properties fo:color="#5c2d91" officeooo:rsid="0020db82" officeooo:paragraph-rsid="0020db82"/>
    </style:style>
    <style:style style:name="P8" style:family="paragraph" style:parent-style-name="Standard" style:list-style-name="L1">
      <style:paragraph-properties fo:text-align="start" style:justify-single-word="false"/>
      <style:text-properties fo:color="#5c2d91" officeooo:rsid="0020db82" officeooo:paragraph-rsid="002443cf"/>
    </style:style>
    <style:style style:name="P9" style:family="paragraph" style:parent-style-name="Standard" style:list-style-name="L1">
      <style:text-properties fo:color="#5c2d91" officeooo:rsid="002443cf" officeooo:paragraph-rsid="002443cf"/>
    </style:style>
    <style:style style:name="P10" style:family="paragraph" style:parent-style-name="Standard" style:list-style-name="L1">
      <style:text-properties officeooo:rsid="00260edd" officeooo:paragraph-rsid="00260edd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db82"/>
    </style:style>
    <style:style style:name="T3" style:family="text">
      <style:text-properties officeooo:rsid="002277aa"/>
    </style:style>
    <style:style style:name="T4" style:family="text">
      <style:text-properties fo:color="#5c2d91" officeooo:rsid="0020db82"/>
    </style:style>
    <style:style style:name="T5" style:family="text">
      <style:text-properties fo:color="#5c2d91" officeooo:rsid="0027ae8a"/>
    </style:style>
    <style:style style:name="T6" style:family="text">
      <style:text-properties officeooo:rsid="002443cf"/>
    </style:style>
    <style:style style:name="T7" style:family="text">
      <style:text-properties officeooo:rsid="0027ae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verband met Jac:</text:p>
      <text:p text:style-name="P1"/>
      <text:list xml:id="list2275926799" text:style-name="L1">
        <text:list-item>
          <text:p text:style-name="P2">Beste manier om 'n toestand van stres te bepaal? <text:s/><text:span text:style-name="T4">Volgens my begrip is daar tydens droogte-stres baie klein veranderings in waterbalans Profile lesings. <text:s/>Gevolglik verwag ons dat:</text:span></text:p>
          <text:p text:style-name="P7"><draw:g text:anchor-type="as-char" svg:y="-0.318cm" draw:z-index="0" draw:style-name="gr1"><svg:title>TexMaths</svg:title><svg:desc>12§display§\mathrm{Profile}(t) - \mathrm{Profile}(t-1) = \mathrm{ET}_{cp}(t) \le \varepsilon§svg§600§FALSE§</svg:desc><draw:polygon draw:style-name="gr2" draw:text-style-name="P11" svg:width="7.345cm" svg:height="0.436cm" svg:x="0cm" svg:y="0.001cm" svg:viewBox="0 0 7346 437" draw:points="3673,437 0,437 0,0 7346,0 7346,437"><text:p/></draw:polygon><draw:path draw:style-name="gr3" draw:text-style-name="P12" svg:width="0.249cm" svg:height="0.288cm" svg:x="0.014cm" svg:y="0.027cm" svg:viewBox="0 0 250 289" svg:d="M82 156h70c52 0 98-35 98-77s-42-79-100-79h-150v13h11c32 0 32 5 32 19v224c0 16 0 20-32 20h-11v13c14-1 46-1 62-1 17 0 48 0 63 1v-13h-10c-32 0-33-4-33-20zM79 144v-114c0-13 1-17 22-17h37c67 0 67 45 67 66 0 19 0 65-67 65z"><text:p/></draw:path><draw:path draw:style-name="gr4" draw:text-style-name="P12" svg:width="0.142cm" svg:height="0.186cm" svg:x="0.299cm" svg:y="0.13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5" draw:text-style-name="P12" svg:width="0.187cm" svg:height="0.193cm" svg:x="0.463cm" svg:y="0.127cm" svg:viewBox="0 0 188 194" svg:d="M188 98c0-52-43-98-94-98-53 0-94 46-94 98 0 55 44 96 94 96 51 0 94-42 94-96zM94 185c-18 0-36-10-48-29-10-19-10-45-10-60 0-17 0-40 10-59s31-27 48-27c19 0 37 8 48 26 10 19 10 43 10 60 0 15 0 38-9 56-9 19-28 33-49 33z"><text:p/></draw:path><draw:path draw:style-name="gr6" draw:text-style-name="P12" svg:width="0.211cm" svg:height="0.297cm" svg:x="0.674cm" svg:y="0.019cm" svg:viewBox="0 0 212 298" svg:d="M128 128c20 0 23 6 23 23v115c0 19-5 19-33 19v13c14-1 37-2 48-2 9 0 30 1 46 2v-13c-28 0-33 0-33-19v-156l-53 4c-7 1-8 1-8 1 0 1-2 1-8 1h-50v-48c0-42 37-58 62-58 14 0 29 3 38 13-18 1-21 13-21 20 0 13 12 19 19 19 10 0 20-7 20-19 0-25-23-43-56-43-38 0-88 22-88 68v48h-34v12h34v138c0 19-5 19-34 19v13c14-1 36-2 47-2s32 1 47 2v-13c-28 0-33 0-33-19v-138z"><text:p/></draw:path><draw:path draw:style-name="gr7" draw:text-style-name="P12" svg:width="0.094cm" svg:height="0.293cm" svg:x="0.911cm" svg:y="0.024cm" svg:viewBox="0 0 95 294" svg:d="M61 0l-61 5v13c30 0 34 4 34 23v220c0 19-5 19-34 19v14c14-2 36-2 47-2s32 0 48 2v-14c-29 0-34 0-34-19z"><text:p/></draw:path><draw:path draw:style-name="gr8" draw:text-style-name="P12" svg:width="0.163cm" svg:height="0.193cm" svg:x="1.026cm" svg:y="0.127cm" svg:viewBox="0 0 164 194" svg:d="M36 84c2-64 38-74 53-74 43 0 48 56 48 74zM36 92h118c9 0 10 0 10-8 0-43-22-84-75-84-49 0-89 43-89 97 0 56 44 97 94 97 51 0 70-47 70-55 0-4-3-5-6-5s-4 3-4 6c-16 45-54 45-58 45-22 0-38-15-48-29-12-21-12-48-12-64z"><text:p/></draw:path><draw:path draw:style-name="gr9" draw:text-style-name="P12" svg:width="0.097cm" svg:height="0.421cm" svg:x="1.244cm" svg:y="0.001cm" svg:viewBox="0 0 98 422" svg:d="M98 418c0-1 0-2-7-9-53-53-66-132-66-198 0-73 16-146 69-199 4-5 4-6 4-8 0-3-1-4-4-4-4 0-42 29-68 83-21 45-26 92-26 128 0 33 5 85 28 133 26 51 62 78 66 78 3 0 4-1 4-4z"><text:p/></draw:path><draw:path draw:style-name="gr10" draw:text-style-name="P12" svg:width="0.13cm" svg:height="0.269cm" svg:x="1.375cm" svg:y="0.051cm" svg:viewBox="0 0 131 270" svg:d="M78 96h40c8 0 13 0 13-9 0-4-5-4-13-4h-36c14-61 16-69 16-71 0-8-4-12-12-12-1 0-13 0-16 16l-17 67h-41c-8 0-12 0-12 7 0 6 4 6 12 6h37c-30 120-32 127-32 134 0 23 17 40 38 40 45 0 69-63 69-66 0-4-4-4-6-4-3 0-4 1-5 6-19 44-42 54-57 54-8 0-12-6-12-19 0-11 2-13 2-21z"><text:p/></draw:path><draw:path draw:style-name="gr11" draw:text-style-name="P12" svg:width="0.097cm" svg:height="0.421cm" svg:x="1.543cm" svg:y="0.001cm" svg:viewBox="0 0 98 422" svg:d="M98 211c0-32-4-84-27-132-25-51-63-79-67-79-2 0-4 2-4 4s0 3 7 10c43 41 67 108 67 197 0 72-15 147-68 200-6 5-6 6-6 7 0 3 2 4 4 4 4 0 43-29 68-83 22-45 26-92 26-128z"><text:p/></draw:path><draw:path draw:style-name="gr12" draw:text-style-name="P12" svg:width="0.257cm" svg:height="0.017cm" svg:x="1.812cm" svg:y="0.203cm" svg:viewBox="0 0 258 18" svg:d="M244 18c7 0 14 0 14-10 0-8-7-8-14-8h-230c-7 0-14 0-14 8 0 10 7 10 14 10z"><text:p/></draw:path><draw:path draw:style-name="gr13" draw:text-style-name="P12" svg:width="0.249cm" svg:height="0.288cm" svg:x="2.213cm" svg:y="0.027cm" svg:viewBox="0 0 250 289" svg:d="M82 156h70c52 0 98-35 98-77s-42-79-100-79h-150v13h11c32 0 32 5 32 19v224c0 16 0 20-32 20h-11v13c14-1 46-1 62-1 17 0 48 0 63 1v-13h-10c-32 0-33-4-33-20zM79 144v-114c0-13 1-17 22-17h37c67 0 67 45 67 66 0 19 0 65-67 65z"><text:p/></draw:path><draw:path draw:style-name="gr14" draw:text-style-name="P12" svg:width="0.142cm" svg:height="0.186cm" svg:x="2.497cm" svg:y="0.13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15" draw:text-style-name="P12" svg:width="0.187cm" svg:height="0.193cm" svg:x="2.663cm" svg:y="0.127cm" svg:viewBox="0 0 188 194" svg:d="M188 98c0-52-43-98-94-98-53 0-94 46-94 98 0 55 44 96 94 96 51 0 94-42 94-96zM94 185c-18 0-36-10-48-29-10-19-10-45-10-60 0-17 0-40 10-59s31-27 48-27c19 0 37 8 48 26 10 19 10 43 10 60 0 15 0 38-9 56-9 19-28 33-49 33z"><text:p/></draw:path><draw:path draw:style-name="gr16" draw:text-style-name="P12" svg:width="0.211cm" svg:height="0.297cm" svg:x="2.873cm" svg:y="0.019cm" svg:viewBox="0 0 212 298" svg:d="M128 128c20 0 23 6 23 23v115c0 19-5 19-33 19v13c14-1 37-2 48-2 9 0 30 1 46 2v-13c-28 0-33 0-33-19v-156l-53 4c-7 1-8 1-8 1 0 1-2 1-8 1h-50v-48c0-42 37-58 62-58 14 0 29 3 38 13-18 1-21 13-21 20 0 13 12 19 19 19 10 0 20-7 20-19 0-25-23-43-56-43-38 0-88 22-88 68v48h-34v12h34v138c0 19-5 19-34 19v13c14-1 36-2 47-2s32 1 47 2v-13c-28 0-33 0-33-19v-138z"><text:p/></draw:path><draw:path draw:style-name="gr17" draw:text-style-name="P12" svg:width="0.094cm" svg:height="0.293cm" svg:x="3.109cm" svg:y="0.024cm" svg:viewBox="0 0 95 294" svg:d="M61 0l-61 5v13c30 0 34 4 34 23v220c0 19-5 19-34 19v14c14-2 36-2 47-2s32 0 48 2v-14c-29 0-34 0-34-19z"><text:p/></draw:path><draw:path draw:style-name="gr18" draw:text-style-name="P12" svg:width="0.163cm" svg:height="0.193cm" svg:x="3.224cm" svg:y="0.127cm" svg:viewBox="0 0 164 194" svg:d="M36 84c2-64 38-74 53-74 43 0 48 56 48 74zM36 92h118c9 0 10 0 10-8 0-43-22-84-75-84-49 0-89 43-89 97 0 56 44 97 94 97 51 0 70-47 70-55 0-4-3-5-6-5s-4 3-4 6c-16 45-54 45-58 45-22 0-38-15-48-29-12-21-12-48-12-64z"><text:p/></draw:path><draw:path draw:style-name="gr19" draw:text-style-name="P12" svg:width="0.097cm" svg:height="0.421cm" svg:x="3.441cm" svg:y="0.001cm" svg:viewBox="0 0 98 422" svg:d="M98 418c0-1 0-2-7-9-53-53-66-132-66-198 0-73 16-146 69-199 4-5 4-6 4-8 0-3-1-4-4-4-4 0-42 29-68 83-21 45-26 92-26 128 0 33 5 85 28 133 26 51 62 78 66 78 3 0 4-1 4-4z"><text:p/></draw:path><draw:path draw:style-name="gr20" draw:text-style-name="P12" svg:width="0.13cm" svg:height="0.269cm" svg:x="3.573cm" svg:y="0.051cm" svg:viewBox="0 0 131 270" svg:d="M78 96h40c8 0 13 0 13-9 0-4-5-4-13-4h-36c14-61 16-69 16-71 0-8-4-12-12-12-2 0-13 0-16 16l-17 67h-41c-8 0-12 0-12 7 0 6 4 6 12 6h37c-31 120-32 127-32 134 0 23 17 40 38 40 45 0 69-63 69-66 0-4-4-4-6-4-3 0-4 1-5 6-19 44-42 54-57 54-8 0-12-6-12-19 0-11 0-13 2-21z"><text:p/></draw:path><draw:path draw:style-name="gr21" draw:text-style-name="P12" svg:width="0.257cm" svg:height="0.017cm" svg:x="3.845cm" svg:y="0.203cm" svg:viewBox="0 0 258 18" svg:d="M244 18c7 0 14 0 14-10 0-8-7-8-14-8h-230c-7 0-14 0-14 8 0 10 7 10 14 10z"><text:p/></draw:path><draw:path draw:style-name="gr22" draw:text-style-name="P12" svg:width="0.139cm" svg:height="0.281cm" svg:x="4.269cm" svg:y="0.035cm" svg:viewBox="0 0 140 282" svg:d="M88 11c0-10 0-11-11-11-27 26-64 26-77 26v15c8 0 34 0 55-12v219c0 16 0 20-38 20h-15v14c15-2 53-2 69-2 18 0 54 0 69 2v-14h-13c-38 0-39-4-39-20z"><text:p/></draw:path><draw:path draw:style-name="gr23" draw:text-style-name="P12" svg:width="0.097cm" svg:height="0.421cm" svg:x="4.467cm" svg:y="0.001cm" svg:viewBox="0 0 98 422" svg:d="M98 211c0-32-4-84-27-132-25-51-63-79-67-79-2 0-4 2-4 4s0 3 7 10c43 41 67 108 67 197 0 72-15 147-68 200-6 5-6 6-6 7 0 3 2 4 4 4 4 0 43-29 68-83 22-45 26-92 26-128z"><text:p/></draw:path><draw:path draw:style-name="gr24" draw:text-style-name="P12" svg:width="0.28cm" svg:height="0.098cm" svg:x="4.747cm" svg:y="0.161cm" svg:viewBox="0 0 281 99" svg:d="M266 17c8 0 15 0 15-9 0-8-7-8-13-8h-254c-7 0-14 0-14 8 0 9 7 9 14 9zM268 99c6 0 13 0 13-8s-7-8-15-8h-252c-7 0-14 0-14 8s7 8 14 8z"><text:p/></draw:path><draw:path draw:style-name="gr25" draw:text-style-name="P12" svg:width="0.261cm" svg:height="0.287cm" svg:x="5.183cm" svg:y="0.03cm" svg:viewBox="0 0 262 288" svg:d="M43 254c0 16 0 20-32 20h-11v14h244l18-109h-10c-11 64-20 95-94 95h-56c-19 0-20-2-20-16v-113h37c42 0 47 13 47 49h9v-111h-9c0 34-5 49-47 49h-37v-102c0-13 1-17 20-17h54c66 0 77 23 84 82h11l-13-95h-238v13h11c32 0 32 5 32 19z"><text:p/></draw:path><draw:path draw:style-name="gr26" draw:text-style-name="P12" svg:width="0.274cm" svg:height="0.285cm" svg:x="5.471cm" svg:y="0.032cm" svg:viewBox="0 0 275 286" svg:d="M266 0h-259l-7 95h11c6-69 12-82 75-82 8 0 20 0 23 1 9 2 9 6 9 16v223c0 14 0 20-44 20h-16v13c16-1 60-1 79-1s63 0 81 1v-13h-18c-44 0-44-6-44-20v-223c0-8 0-14 8-16 4-1 16-1 24-1 64 0 70 13 76 82h11z"><text:p/></draw:path><draw:path draw:style-name="gr27" draw:text-style-name="P12" svg:width="0.127cm" svg:height="0.133cm" svg:x="5.779cm" svg:y="0.25cm" svg:viewBox="0 0 128 134" svg:d="M112 17c-11 2-15 9-15 17s6 12 11 12c7 0 17-5 17-20 0-20-23-26-39-26-45 0-86 41-86 83 0 25 18 51 55 51 51 0 73-30 73-33s-2-6-4-6-3 1-5 3c-23 28-59 28-64 28-20 0-30-15-30-33 0-9 4-41 19-62 11-14 27-23 42-23 4 0 18 0 26 9z"><text:p/></draw:path><draw:path draw:style-name="gr28" draw:text-style-name="P12" svg:width="0.165cm" svg:height="0.187cm" svg:x="5.911cm" svg:y="0.25cm" svg:viewBox="0 0 166 188" svg:d="M23 167c-3 8-3 10-16 10-3 0-7 0-7 8 0 2 2 3 4 3 8 0 18-1 26-1 10 0 20 1 30 1 4 0 7-1 7-7 0-4-5-4-7-4-7 0-16 0-16-3 0-1 3-9 4-13 2-16 7-33 11-45 3 6 13 17 30 17 37 0 77-40 77-83 0-36-24-50-45-50-18 0-33 12-42 22-5-18-21-22-31-22-12 0-18 7-23 16-6 10-11 27-11 30s4 3 5 3c4 0 5-1 7-8 5-18 10-33 21-33 8 0 11 6 11 15 0 3-2 7-2 8zM79 36c17-24 31-28 41-28 12 0 22 9 22 29 0 12-6 42-15 60-8 14-23 29-38 29-21 0-25-23-25-27 0-1 0-3 0-4z"><text:p/></draw:path><draw:path draw:style-name="gr29" draw:text-style-name="P12" svg:width="0.097cm" svg:height="0.421cm" svg:x="6.149cm" svg:y="0.001cm" svg:viewBox="0 0 98 422" svg:d="M98 418c0-1 0-2-7-9-53-53-66-132-66-198 0-73 16-146 69-199 4-5 4-6 4-8 0-3-1-4-4-4-4 0-42 29-68 83-21 45-26 92-26 128 0 33 5 85 28 133 26 51 62 78 66 78 3 0 4-1 4-4z"><text:p/></draw:path><draw:path draw:style-name="gr30" draw:text-style-name="P12" svg:width="0.13cm" svg:height="0.269cm" svg:x="6.279cm" svg:y="0.051cm" svg:viewBox="0 0 131 270" svg:d="M78 96h40c8 0 13 0 13-9 0-4-5-4-13-4h-36c14-61 16-69 16-71 0-8-4-12-12-12-1 0-13 0-16 16l-17 67h-41c-8 0-12 0-12 7 0 6 4 6 12 6h37c-30 120-32 127-32 134 0 23 17 40 38 40 45 0 69-63 69-66 0-4-4-4-6-4-3 0-4 1-5 6-19 44-42 54-57 54-8 0-12-6-12-19 0-11 0-13 2-21z"><text:p/></draw:path><draw:path draw:style-name="gr31" draw:text-style-name="P12" svg:width="0.097cm" svg:height="0.421cm" svg:x="6.446cm" svg:y="0.001cm" svg:viewBox="0 0 98 422" svg:d="M98 211c0-32-4-84-27-132-25-51-63-79-67-79-2 0-4 2-4 4s0 3 7 10c43 41 67 108 67 197 0 72-15 147-68 200-6 5-6 6-6 7 0 3 2 4 4 4 4 0 43-29 68-83 22-45 26-92 26-128z"><text:p/></draw:path><draw:path draw:style-name="gr32" draw:text-style-name="P12" svg:width="0.257cm" svg:height="0.326cm" svg:x="6.739cm" svg:y="0.048cm" svg:viewBox="0 0 258 327" svg:d="M251 18c5-2 7-5 7-10 0-4-2-8-7-8-4 0-7 2-9 2l-234 111c-7 3-8 6-8 9 0 5 2 7 8 10l234 110c5 2 6 2 9 2s7-3 7-8c0-4-1-6-8-10l-221-104zM244 327c7 0 14 0 14-8 0-9-8-9-14-9h-228c-8 0-16 0-16 9 0 8 7 8 14 8z"><text:p/></draw:path><draw:path draw:style-name="gr33" draw:text-style-name="P12" svg:width="0.169cm" svg:height="0.2cm" svg:x="7.16cm" svg:y="0.124cm" svg:viewBox="0 0 170 201" svg:d="M49 96c13 6 25 6 36 6s35 0 35-13c0-10-16-12-31-12-10 0-24 1-40 8-9-6-17-13-17-25 0-25 42-41 81-41 6 0 21 0 38 12 5 4 5 5 9 5 6 0 10-6 10-12 0-7-25-24-54-24-49 0-94 29-94 60 0 19 14 29 16 30-25 14-38 38-38 57 0 28 24 54 70 54 55 0 79-37 79-44 0-1-3-4-5-4s-2 3-4 3c-6 9-16 25-67 25-26 0-62-6-62-36 0-14 12-37 38-49zM62 90c11-4 20-4 27-4 9 0 12 0 19 3-6 3-6 3-23 3-9 0-14 0-23-2z"><text:p/></draw:path></draw:g></text:p>
          <text:p text:style-name="P8">waar <draw:g text:anchor-type="as-char" svg:y="-0.203cm" draw:z-index="1" draw:style-name="gr1"><svg:title>TexMaths</svg:title><svg:desc>12§display§\varepsilon§svg§600§FALSE§</svg:desc><draw:polygon draw:style-name="gr34" draw:text-style-name="P11" svg:width="0.197cm" svg:height="0.183cm" svg:x="0cm" svg:y="0.01cm" svg:viewBox="0 0 198 184" draw:points="100,184 0,184 0,0 198,0 198,184"><text:p/></draw:polygon><draw:path draw:style-name="gr35" draw:text-style-name="P12" svg:width="0.171cm" svg:height="0.202cm" svg:x="0.011cm" svg:y="0cm" svg:viewBox="0 0 172 203" svg:d="M49 97c14 6 26 6 36 6 11 0 35 0 35-13 0-10-15-13-31-13-10 0-24 2-40 9-9-6-17-13-17-25 0-26 43-42 81-42 6 0 22 0 38 12 5 4 6 5 9 5 6 0 12-6 12-12 0-7-27-24-55-24-50 0-95 29-95 61 0 19 14 29 16 30-25 14-38 39-38 58 0 28 24 54 70 54 55 0 79-37 79-44 0-2-1-4-5-4-1 0-2 2-3 2-6 10-17 26-68 26-26 0-62-6-62-37 0-14 12-37 38-49zM63 91c10-4 19-4 26-4 11 0 12 0 20 3-7 3-7 3-24 3-9 0-14 0-22-2z"><text:p/></draw:path></draw:g><text:s/>'n relatiewe klein waarde is, <text:span text:style-name="T6">soos</text:span> bv, <draw:g text:anchor-type="as-char" svg:y="-0.289cm" draw:z-index="2" draw:style-name="gr1"><svg:title>TexMaths</svg:title><svg:desc>12§display§\varepsilon = 0.1§svg§600§FALSE§</svg:desc><draw:polygon draw:style-name="gr36" draw:text-style-name="P11" svg:width="1.296cm" svg:height="0.271cm" svg:x="0cm" svg:y="0.008cm" svg:viewBox="0 0 1297 272" draw:points="649,272 0,272 0,0 1297,0 1297,272"><text:p/></draw:polygon><draw:path draw:style-name="gr37" draw:text-style-name="P12" svg:width="0.169cm" svg:height="0.2cm" svg:x="0.011cm" svg:y="0.088cm" svg:viewBox="0 0 170 201" svg:d="M49 96c13 6 25 6 36 6s35 0 35-15c0-9-16-10-31-10-10 0-24 1-40 8-9-6-17-13-17-25 0-25 42-41 81-41 6 0 21 0 38 12 5 4 5 5 8 5 6 0 11-6 11-12 0-7-25-24-54-24-49 0-94 29-94 60 0 18 14 29 16 30-25 14-38 38-38 57 0 28 24 54 70 54 55 0 79-37 79-44 0-3-3-4-5-4-3 0-3 1-4 3-6 9-17 25-67 25-26 0-62-6-62-36 0-15 12-37 38-49zM62 90c11-4 20-4 27-4 9 0 12 0 19 3-6 3-6 3-23 3-9 0-14 0-23-2z"><text:p/></draw:path><draw:path draw:style-name="gr38" draw:text-style-name="P12" svg:width="0.28cm" svg:height="0.098cm" svg:x="0.337cm" svg:y="0.125cm" svg:viewBox="0 0 281 99" svg:d="M266 17c7 0 15 0 15-9 0-8-8-8-14-8h-253c-7 0-14 0-14 8 0 9 7 9 14 9zM267 99c6 0 14 0 14-8s-8-8-15-8h-252c-7 0-14 0-14 8s7 8 14 8z"><text:p/></draw:path><draw:path draw:style-name="gr39" draw:text-style-name="P12" svg:width="0.178cm" svg:height="0.289cm" svg:x="0.775cm" svg:y="0cm" svg:viewBox="0 0 179 290" svg:d="M179 146c0-35-3-68-18-99-20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40" draw:text-style-name="P12" svg:width="0.045cm" svg:height="0.044cm" svg:x="1.005cm" svg:y="0.235cm" svg:viewBox="0 0 46 45" svg:d="M46 23c0-12-10-23-23-23-12 0-23 11-23 23 0 13 11 22 23 22 13 0 23-9 23-22z"><text:p/></draw:path><draw:path draw:style-name="gr41" draw:text-style-name="P12" svg:width="0.139cm" svg:height="0.28cm" svg:x="1.122cm" svg:y="0cm" svg:viewBox="0 0 140 281" svg:d="M88 11c0-10 0-11-11-11-27 26-64 26-77 26v15c8 0 34 0 55-12v219c0 15 0 20-38 20h-15v13c15-2 53-2 69-2 18 0 54 0 69 2v-13h-13c-38 0-39-5-39-20z"><text:p/></draw:path></draw:g><text:s/><text:span text:style-name="T6">vir arguments-onthalwe</text:span>. <text:s/>Ons vraag aan Jac is dus wat is 'n realistiese waarde vir <draw:g text:anchor-type="as-char" svg:y="-0.203cm" draw:z-index="3" draw:style-name="gr1"><svg:title>TexMaths</svg:title><svg:desc>12§display§\varepsilon§svg§600§FALSE§</svg:desc><draw:polygon draw:style-name="gr42" draw:text-style-name="P11" svg:width="0.197cm" svg:height="0.183cm" svg:x="0cm" svg:y="0.01cm" svg:viewBox="0 0 198 184" draw:points="100,184 0,184 0,0 198,0 198,184"><text:p/></draw:polygon><draw:path draw:style-name="gr43" draw:text-style-name="P12" svg:width="0.171cm" svg:height="0.202cm" svg:x="0.011cm" svg:y="0cm" svg:viewBox="0 0 172 203" svg:d="M49 97c14 6 26 6 36 6 11 0 35 0 35-13 0-10-15-13-31-13-10 0-24 2-40 9-9-6-17-13-17-25 0-26 43-42 81-42 6 0 22 0 38 12 5 4 6 5 9 5 6 0 12-6 12-12 0-7-27-24-55-24-50 0-95 29-95 61 0 19 14 29 16 30-25 14-38 39-38 58 0 28 24 54 70 54 55 0 79-37 79-44 0-2-1-4-5-4-1 0-2 2-3 2-6 10-17 26-68 26-26 0-62-6-62-37 0-14 12-37 38-49zM63 91c10-4 19-4 26-4 11 0 12 0 20 3-7 3-7 3-24 3-9 0-14 0-22-2z"><text:p/></draw:path></draw:g><text:s/>wat ooreenstem met droogte-stres? <text:s/><text:span text:style-name="T6">Of is daar 'n ander manier (buite die </text:span><text:span text:style-name="T6"><draw:g text:anchor-type="as-char" svg:y="-0.289cm" draw:z-index="8" draw:style-name="gr1"><svg:title>TexMaths</svg:title><svg:desc>12§display§\mathrm{ET}_{cp} \le \varepsilon§svg§600§FALSE§</svg:desc><draw:polygon draw:style-name="gr64" draw:text-style-name="P11" svg:width="1.697cm" svg:height="0.408cm" svg:x="0cm" svg:y="0cm" svg:viewBox="0 0 1698 409" draw:points="849,409 0,409 0,0 1698,0 1698,409"><text:p/></draw:polygon><draw:path draw:style-name="gr65" draw:text-style-name="P12" svg:width="0.261cm" svg:height="0.286cm" svg:x="0.013cm" svg:y="0.002cm" svg:viewBox="0 0 262 287" svg:d="M43 254c0 15 0 20-32 20h-11v13h244l18-109h-10c-11 65-20 96-94 96h-56c-19 0-20-3-20-17v-112h37c42 0 47 13 47 49h9v-111h-9c0 35-5 49-47 49h-37v-102c0-13 1-17 20-17h54c66 0 77 23 84 81h11l-13-94h-238v13h11c32 0 32 5 32 19z"><text:p/></draw:path><draw:path draw:style-name="gr66" draw:text-style-name="P12" svg:width="0.274cm" svg:height="0.285cm" svg:x="0.303cm" svg:y="0.003cm" svg:viewBox="0 0 275 286" svg:d="M267 0h-260l-7 94h11c6-68 12-81 75-81 8 0 20 0 23 1 9 2 9 6 9 16v222c0 15 0 21-44 21h-16v13c16-1 60-1 79-1s64 0 82 1v-13h-18c-45 0-45-6-45-21v-222c0-8 0-14 9-16 3-1 15-1 24-1 63 0 69 13 75 81h11z"><text:p/></draw:path><draw:path draw:style-name="gr67" draw:text-style-name="P12" svg:width="0.127cm" svg:height="0.133cm" svg:x="0.61cm" svg:y="0.22cm" svg:viewBox="0 0 128 134" svg:d="M113 17c-12 2-16 9-16 16 0 9 6 12 11 12 7 0 17-4 17-19 0-20-23-26-39-26-45 0-86 41-86 83 0 25 18 51 55 51 51 0 73-30 73-34 0-2-2-6-4-6s-3 2-5 4c-23 28-58 28-64 28-20 0-30-15-30-33 0-9 4-42 19-62 11-14 27-23 42-23 4 0 18 0 27 9z"><text:p/></draw:path><draw:path draw:style-name="gr68" draw:text-style-name="P12" svg:width="0.165cm" svg:height="0.187cm" svg:x="0.742cm" svg:y="0.22cm" svg:viewBox="0 0 166 188" svg:d="M23 166c-3 10-3 11-16 11-3 0-7 0-7 7 0 3 2 4 4 4 8 0 18-1 26-1 10 0 20 1 30 1 4 0 7-1 7-7 0-4-5-4-7-4-7 0-16 0-16-4 0-1 3-8 4-13 4-15 7-32 11-44 3 6 13 17 30 17 37 0 77-40 77-83 0-36-24-50-45-50-18 0-33 12-42 22-5-18-21-22-31-22-12 0-18 7-23 16-6 10-11 27-11 29 0 4 4 4 5 4 4 0 5-1 7-8 5-18 10-33 21-33 8 0 11 6 11 15 0 3-2 7-2 8zM79 36c17-24 31-28 41-28 12 0 22 9 22 29 0 12-6 42-15 60-8 14-23 29-38 29-21 0-25-23-25-27 0-1 0-3 1-5z"><text:p/></draw:path><draw:path draw:style-name="gr69" draw:text-style-name="P12" svg:width="0.257cm" svg:height="0.325cm" svg:x="1.09cm" svg:y="0.02cm" svg:viewBox="0 0 258 326" svg:d="M251 18c5-2 7-5 7-10 0-4-2-8-7-8-4 0-7 2-8 2l-235 112c-7 2-8 4-8 9 0 4 2 6 8 9l235 110c4 2 6 2 8 2 4 0 7-4 7-8s-1-6-8-10l-221-103zM244 326c7 0 14 0 14-8s-8-8-14-8h-228c-8 0-16 0-16 8s7 8 14 8z"><text:p/></draw:path><draw:path draw:style-name="gr70" draw:text-style-name="P12" svg:width="0.17cm" svg:height="0.2cm" svg:x="1.512cm" svg:y="0.097cm" svg:viewBox="0 0 171 201" svg:d="M49 96c13 6 25 6 36 6s35 0 35-14c0-9-16-11-31-11-10 0-24 1-40 8-9-6-17-13-17-25 0-25 42-41 81-41 6 0 21 0 38 12 5 4 5 5 9 5 6 0 11-6 11-12 0-7-26-24-55-24-49 0-94 29-94 60 0 19 14 28 16 30-25 14-38 38-38 57 0 29 24 54 70 54 55 0 79-37 79-44 0-2-3-4-5-4s-2 2-4 4c-6 9-16 24-67 24-26 0-62-5-62-36 0-15 12-36 38-49zM62 90c11-4 20-4 27-4 9 0 12 0 19 2-6 4-6 4-23 4-9 0-14 0-23-2z"><text:p/></draw:path></draw:g></text:span><text:span text:style-name="T6"><text:s/>logika) wat meer effektief is om droogte-stres te identifiseer?</text:span></text:p>
        </text:list-item>
        <text:list-item>
          <text:p text:style-name="P4"><text:span text:style-name="T6">Wat is d</text:span>ie moontlike redes vir die groot dalings <text:span text:style-name="T2">(big dips) </text:span>in Profile <text:span text:style-name="T6">lesings</text:span>? <text:s/><text:span text:style-name="T6">Hier "dip" lesings vind plaas voor datums waar </text:span><text:span text:style-name="T6"><draw:g text:anchor-type="as-char" svg:y="-0.307cm" draw:z-index="9" draw:style-name="gr1"><svg:title>TexMaths</svg:title><svg:desc>12§display§\mathrm{Profile} = 0§svg§600§FALSE§</svg:desc><draw:polygon draw:style-name="gr71" draw:text-style-name="P11" svg:width="1.974cm" svg:height="0.293cm" svg:x="0cm" svg:y="0.005cm" svg:viewBox="0 0 1975 294" draw:points="987,294 0,294 0,0 1975,0 1975,294"><text:p/></draw:polygon><draw:path draw:style-name="gr72" draw:text-style-name="P12" svg:width="0.248cm" svg:height="0.288cm" svg:x="0.014cm" svg:y="0.01cm" svg:viewBox="0 0 249 289" svg:d="M82 156h70c52 0 97-35 97-77s-42-79-99-79h-150v13h11c32 0 32 5 32 19v225c0 14 0 19-32 19h-11v13c14-1 46-1 62-1 17 0 48 0 63 1v-13h-10c-32 0-33-5-33-19zM79 144v-114c0-13 1-17 22-17h37c67 0 67 45 67 66 0 19 0 65-67 65z"><text:p/></draw:path><draw:path draw:style-name="gr73" draw:text-style-name="P12" svg:width="0.142cm" svg:height="0.186cm" svg:x="0.299cm" svg:y="0.112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74" draw:text-style-name="P12" svg:width="0.187cm" svg:height="0.193cm" svg:x="0.463cm" svg:y="0.108cm" svg:viewBox="0 0 188 194" svg:d="M188 98c0-52-43-98-94-98-53 0-94 46-94 98 0 56 44 96 94 96 51 0 94-42 94-96zM94 185c-18 0-36-10-48-29-10-19-10-44-10-60 0-17 0-40 10-59s31-27 48-27c19 0 37 8 47 26 11 19 11 43 11 60 0 16 0 38-9 56-9 20-28 33-49 33z"><text:p/></draw:path><draw:path draw:style-name="gr75" draw:text-style-name="P12" svg:width="0.211cm" svg:height="0.298cm" svg:x="0.674cm" svg:y="0cm" svg:viewBox="0 0 212 299" svg:d="M128 128c19 0 23 6 23 23v115c0 20-5 20-33 20v13c14-1 37-3 47-3s30 2 47 3v-13c-29 0-33 0-33-20v-156l-53 4c-7 1-8 1-8 1 0 1-2 1-8 1h-50v-48c0-42 37-58 62-58 14 0 29 3 37 13-18 1-20 13-20 20 0 13 12 19 19 19 10 0 19-7 19-19 0-25-22-43-55-43-38 0-88 22-88 68v48h-34v12h34v138c0 20-5 20-34 20v13c14-1 36-3 47-3s32 2 47 3v-13c-28 0-33 0-33-20v-138z"><text:p/></draw:path><draw:path draw:style-name="gr76" draw:text-style-name="P12" svg:width="0.094cm" svg:height="0.293cm" svg:x="0.91cm" svg:y="0.005cm" svg:viewBox="0 0 95 294" svg:d="M61 0l-61 5v13c30 0 34 4 34 23v221c0 19-5 19-34 19v13c14-1 36-1 47-1s32 0 48 1v-13c-29 0-34 0-34-19z"><text:p/></draw:path><draw:path draw:style-name="gr77" draw:text-style-name="P12" svg:width="0.163cm" svg:height="0.193cm" svg:x="1.025cm" svg:y="0.108cm" svg:viewBox="0 0 164 194" svg:d="M36 84c2-64 38-74 53-74 43 0 48 56 48 74zM36 92h117c10 0 11 0 11-8 0-43-23-84-75-84-49 0-89 43-89 97 0 57 44 97 94 97 51 0 70-46 70-55 0-3-3-5-6-5s-5 3-5 6c-15 45-53 45-57 45-22 0-38-15-48-29-12-20-12-48-12-64z"><text:p/></draw:path><draw:path draw:style-name="gr78" draw:text-style-name="P12" svg:width="0.28cm" svg:height="0.099cm" svg:x="1.342cm" svg:y="0.143cm" svg:viewBox="0 0 281 100" svg:d="M266 17c7 0 15 0 15-9 0-8-8-8-14-8h-253c-7 0-14 0-14 8 0 9 7 9 14 9zM267 100c6 0 14 0 14-9 0-8-8-8-15-8h-252c-7 0-14 0-14 8 0 9 7 9 14 9z"><text:p/></draw:path><draw:path draw:style-name="gr79" draw:text-style-name="P12" svg:width="0.178cm" svg:height="0.289cm" svg:x="1.78cm" svg:y="0.017cm" svg:viewBox="0 0 179 290" svg:d="M179 146c0-33-3-67-18-99-20-40-53-47-72-47-24 0-57 11-73 50-14 29-16 63-16 96s2 70 19 102c18 34 49 42 70 42 24 0 55-8 74-48 13-28 16-62 16-96zM89 282c-16 0-42-11-49-52-4-25-4-64-4-88 0-28 0-56 2-78 9-51 41-54 51-54 14 0 42 7 50 49 4 24 4 55 4 83 0 31 0 60-5 86-6 41-30 54-49 54z"><text:p/></draw:path></draw:g></text:span><text:span text:style-name="T6">.</text:span></text:p>
          <text:list>
            <text:list-item>
              <text:p text:style-name="P10">Om meer spesifiek te wees, impliseer hierdie groot "dip" lesings dat die appel boom 'n massiewe opname in water kry (wat fisiologies nie sin maak nie en onmoontlik is).</text:p>
            </text:list-item>
          </text:list>
        </text:list-item>
        <text:list-item>
          <text:p text:style-name="P2"><text:span text:style-name="T3">Die l</text:span>ogika <text:span text:style-name="T3">oor hoe om</text:span> uitskieters en onbruikbare data <text:span text:style-name="T7">te flag </text:span>uit te brei en dit te verifieër met Jac <text:span text:style-name="T7">of maak die logika agter die flaggin sin.</text:span></text:p>
        </text:list-item>
        <text:list-item>
          <text:p text:style-name="P3"><text:span text:style-name="T3">Jac moet k</text:span>ommentaar lewer op die <draw:g text:anchor-type="as-char" svg:y="-0.296cm" draw:z-index="5" draw:style-name="gr1"><svg:title>TexMaths</svg:title><svg:desc>12§display§k_c§svg§600§FALSE§</svg:desc><draw:polygon draw:style-name="gr51" draw:text-style-name="P11" svg:width="0.371cm" svg:height="0.357cm" svg:x="0cm" svg:y="0cm" svg:viewBox="0 0 372 358" draw:points="186,358 0,358 0,0 372,0 372,358"><text:p/></draw:polygon><draw:path draw:style-name="gr52" draw:text-style-name="P12" svg:width="0.191cm" svg:height="0.298cm" svg:x="0.023cm" svg:y="0cm" svg:viewBox="0 0 192 299" svg:d="M98 5c0-1 0-5-4-5-10 0-42 4-53 4-4 1-9 1-9 8 0 6 4 6 11 6 21 0 22 4 22 7l-1 9-62 243c-2 6-2 7-2 9 0 10 8 13 12 13 6 0 12-4 14-10 3-3 22-81 24-92 15 1 50 7 50 36 0 2 0 5-2 9 0 5-1 10-1 15 0 24 17 42 38 42 14 0 24-7 34-23 11-19 16-42 16-43 0-5-4-5-5-5-5 0-5 2-6 8-9 32-18 53-37 53-9 0-14-5-14-20 0-7 2-17 4-23 1-8 1-10 1-13 0-29-26-40-63-45 14-8 27-21 37-32 20-22 39-40 60-40 3 0 3 0 5 0 4 2 4 2 8 4 1 0 1 1 1 1-19 1-24 18-24 23 0 7 5 16 17 16 11 0 23-10 23-27 0-12-10-26-29-26-11 0-31 3-61 37-14 17-32 32-47 40z"><text:p/></draw:path><draw:path draw:style-name="gr53" draw:text-style-name="P12" svg:width="0.127cm" svg:height="0.133cm" svg:x="0.239cm" svg:y="0.226cm" svg:viewBox="0 0 128 134" svg:d="M113 17c-12 2-16 9-16 17s6 12 12 12 16-5 16-20c0-20-23-26-39-26-45 0-86 41-86 83 0 25 18 51 55 51 50 0 73-30 73-33s-2-6-5-6c-1 0-2 1-4 3-23 28-58 28-64 28-20 0-30-14-30-32 0-10 4-42 19-63 11-14 27-23 42-23 4 0 18 0 27 9z"><text:p/></draw:path></draw:g><text:s/>berekeninge wat ek op die skoon data <text:span text:style-name="T3">intussen </text:span>kon doen.</text:p>
        </text:list-item>
        <text:list-item>
          <text:p text:style-name="P2">Hoe om die reën <text:span text:style-name="T3">insidente</text:span> te hanteer?</text:p>
        </text:list-item>
        <text:list-item>
          <text:p text:style-name="P6">Flag irrigation if: <text:s/>Farmer logged irrigation incident <text:span text:style-name="T1">&amp;</text:span> <draw:g text:anchor-type="as-char" svg:y="-0.289cm" draw:z-index="4" draw:style-name="gr1"><svg:title>TexMaths</svg:title><svg:desc>12§display§\mathrm{ET}_{cp} &gt; 0§svg§600§FALSE§</svg:desc><draw:polygon draw:style-name="gr44" draw:text-style-name="P11" svg:width="1.709cm" svg:height="0.408cm" svg:x="0cm" svg:y="0cm" svg:viewBox="0 0 1710 409" draw:points="855,409 0,409 0,0 1710,0 1710,409"><text:p/></draw:polygon><draw:path draw:style-name="gr45" draw:text-style-name="P12" svg:width="0.26cm" svg:height="0.286cm" svg:x="0.013cm" svg:y="0.002cm" svg:viewBox="0 0 261 287" svg:d="M43 254c0 15 0 20-32 20h-11v13h243l18-109h-9c-11 65-21 96-94 96h-56c-19 0-20-3-20-17v-112h37c42 0 46 13 46 49h10v-111h-10c0 35-4 49-46 49h-37v-102c0-13 1-17 20-17h54c66 0 77 23 84 81h11l-14-94h-237v13h11c32 0 32 5 32 19z"><text:p/></draw:path><draw:path draw:style-name="gr46" draw:text-style-name="P12" svg:width="0.274cm" svg:height="0.285cm" svg:x="0.302cm" svg:y="0.003cm" svg:viewBox="0 0 275 286" svg:d="M266 0h-259l-7 94h11c6-68 12-81 75-81 8 0 20 0 23 1 9 2 9 6 9 16v222c0 15 0 21-44 21h-16v13c16-1 60-1 79-1s63 0 81 1v-13h-18c-44 0-44-6-44-21v-222c0-8 0-14 8-16 4-1 16-1 24-1 64 0 70 13 76 81h11z"><text:p/></draw:path><draw:path draw:style-name="gr47" draw:text-style-name="P12" svg:width="0.127cm" svg:height="0.133cm" svg:x="0.609cm" svg:y="0.22cm" svg:viewBox="0 0 128 134" svg:d="M113 17c-12 2-16 9-16 16 0 9 6 12 11 12 7 0 17-4 17-19 0-20-23-26-39-26-45 0-86 41-86 83 0 25 18 51 55 51 51 0 73-30 73-34 0-2-2-6-4-6s-3 2-5 4c-23 28-58 28-64 28-20 0-30-15-30-33 0-9 4-42 19-62 11-14 27-23 42-23 4 0 18 0 27 9z"><text:p/></draw:path><draw:path draw:style-name="gr48" draw:text-style-name="P12" svg:width="0.164cm" svg:height="0.187cm" svg:x="0.741cm" svg:y="0.22cm" svg:viewBox="0 0 165 188" svg:d="M23 166c-3 10-3 11-16 11-3 0-7 0-7 7 0 3 2 4 4 4 8 0 18-1 26-1 10 0 20 1 30 1 4 0 7-1 7-7 0-4-5-4-7-4-7 0-16 0-16-4 0-1 3-8 4-13 4-15 7-32 11-44 3 6 13 17 30 17 37 0 76-40 76-83 0-36-23-50-44-50-18 0-33 12-42 22-5-18-21-22-31-22-12 0-18 7-23 16-6 10-11 27-11 29 0 4 4 4 5 4 4 0 5-1 7-8 5-18 10-33 21-33 8 0 11 6 11 15 0 3-2 7-2 8zM79 36c17-24 31-28 41-28 12 0 22 9 22 29 0 12-6 42-15 60-8 14-23 29-38 29-21 0-25-23-25-27 0-1 0-3 1-5z"><text:p/></draw:path><draw:path draw:style-name="gr49" draw:text-style-name="P12" svg:width="0.257cm" svg:height="0.244cm" svg:x="1.089cm" svg:y="0.06cm" svg:viewBox="0 0 258 245" svg:d="M251 133c4-4 7-5 7-10s-3-8-7-9l-234-112c-6-2-7-2-9-2-4 0-8 4-8 8s2 6 7 10l223 105-223 104c-5 3-7 6-7 10 0 5 4 8 8 8 2 0 3 0 9-2z"><text:p/></draw:path><draw:path draw:style-name="gr50" draw:text-style-name="P12" svg:width="0.178cm" svg:height="0.29cm" svg:x="1.515cm" svg:y="0.007cm" svg:viewBox="0 0 179 291" svg:d="M179 147c0-35-3-68-18-100-19-40-53-47-72-47-24 0-57 11-73 50-14 29-16 62-16 97 0 31 2 68 19 101 18 33 49 43 70 43 24 0 55-10 74-49 13-29 16-63 16-95zM89 281c-16 0-42-10-48-51-5-26-5-64-5-89 0-27 0-55 2-78 9-50 41-53 51-53 14 0 43 7 50 49 4 24 4 55 4 82 0 31 0 60-5 87-6 40-30 53-49 53z"><text:p/></draw:path></draw:g><text:s/><text:span text:style-name="T1">&amp;</text:span> No rain for that day.</text:p>
        </text:list-item>
        <text:list-item>
          <text:p text:style-name="P9">I.v.m. Irrigation en Reën, gaan dit nie mees effektief wees om net te konsentreer op <draw:g text:anchor-type="as-char" svg:y="-0.289cm" draw:z-index="6" draw:style-name="gr1"><svg:title>TexMaths</svg:title><svg:desc>12§display§\mathrm{ET}_{cp}§svg§600§FALSE§</svg:desc><draw:polygon draw:style-name="gr54" draw:text-style-name="P11" svg:width="0.917cm" svg:height="0.408cm" svg:x="0cm" svg:y="0cm" svg:viewBox="0 0 918 409" draw:points="459,409 0,409 0,0 918,0 918,409"><text:p/></draw:polygon><draw:path draw:style-name="gr55" draw:text-style-name="P12" svg:width="0.261cm" svg:height="0.286cm" svg:x="0.013cm" svg:y="0.002cm" svg:viewBox="0 0 262 287" svg:d="M43 254c0 15 0 20-32 20h-11v13h244l18-109h-10c-11 65-20 96-93 96h-57c-19 0-20-3-20-17v-112h37c42 0 47 13 47 49h9v-111h-9c0 35-5 49-47 49h-37v-102c0-13 1-17 20-17h54c66 0 77 23 84 81h11l-13-94h-238v13h11c32 0 32 5 32 19z"><text:p/></draw:path><draw:path draw:style-name="gr56" draw:text-style-name="P12" svg:width="0.274cm" svg:height="0.285cm" svg:x="0.303cm" svg:y="0.003cm" svg:viewBox="0 0 275 286" svg:d="M267 0h-260l-7 94h11c6-68 12-81 75-81 8 0 20 0 23 1 9 2 9 6 9 16v222c0 15 0 21-44 21h-16v13c16-1 60-1 79-1s64 0 82 1v-13h-18c-45 0-45-6-45-21v-222c0-8 0-14 9-16 3-1 15-1 24-1 63 0 69 13 75 81h11z"><text:p/></draw:path><draw:path draw:style-name="gr57" draw:text-style-name="P12" svg:width="0.127cm" svg:height="0.133cm" svg:x="0.61cm" svg:y="0.22cm" svg:viewBox="0 0 128 134" svg:d="M113 17c-12 2-16 9-16 16 0 9 6 12 11 12 7 0 17-4 17-19 0-20-23-26-39-26-45 0-86 41-86 83 0 25 18 51 55 51 51 0 73-30 73-34 0-2-2-6-4-6s-3 2-5 4c-23 28-58 28-64 28-20 0-30-15-30-33 0-9 4-42 19-62 11-14 27-23 42-23 4 0 18 0 27 9z"><text:p/></draw:path><draw:path draw:style-name="gr58" draw:text-style-name="P12" svg:width="0.165cm" svg:height="0.187cm" svg:x="0.742cm" svg:y="0.22cm" svg:viewBox="0 0 166 188" svg:d="M23 166c-3 10-3 11-16 11-3 0-7 0-7 7 0 3 2 4 4 4 8 0 18-1 26-1 10 0 20 1 30 1 4 0 7-1 7-7 0-4-5-4-7-4-7 0-16 0-16-4 0-1 3-8 4-13 4-15 7-32 11-44 3 6 13 17 30 17 37 0 77-40 77-83 0-36-24-50-45-50-18 0-33 12-42 22-5-18-21-22-31-22-12 0-18 7-23 16-6 10-11 27-11 29 0 4 4 4 5 4 4 0 5-1 7-8 5-18 10-33 21-33 8 0 11 6 11 15 0 3-2 7-2 8zM79 36c17-24 31-28 41-28 12 0 22 9 22 29 0 12-6 42-15 60-8 14-23 29-38 29-21 0-25-23-25-27 0-1 0-3 1-5z"><text:p/></draw:path></draw:g><text:s text:c="2"/><text:span text:style-name="T7">waardes </text:span>nie? <text:s/>Want as Irrigation en Reën 'n impak het op ons waterbalans data, dan verwag ons dat dit gereflekteer word in waardes van <draw:g text:anchor-type="as-char" svg:y="-0.289cm" draw:z-index="7" draw:style-name="gr1"><svg:title>TexMaths</svg:title><svg:desc>12§display§\mathrm{ET}_{cp}§svg§600§FALSE§</svg:desc><draw:polygon draw:style-name="gr59" draw:text-style-name="P11" svg:width="0.917cm" svg:height="0.408cm" svg:x="0cm" svg:y="0cm" svg:viewBox="0 0 918 409" draw:points="459,409 0,409 0,0 918,0 918,409"><text:p/></draw:polygon><draw:path draw:style-name="gr60" draw:text-style-name="P12" svg:width="0.261cm" svg:height="0.286cm" svg:x="0.013cm" svg:y="0.002cm" svg:viewBox="0 0 262 287" svg:d="M43 254c0 15 0 20-32 20h-11v13h244l18-109h-10c-11 65-20 96-93 96h-57c-19 0-20-3-20-17v-112h37c42 0 47 13 47 49h9v-111h-9c0 35-5 49-47 49h-37v-102c0-13 1-17 20-17h54c66 0 77 23 84 81h11l-13-94h-238v13h11c32 0 32 5 32 19z"><text:p/></draw:path><draw:path draw:style-name="gr61" draw:text-style-name="P12" svg:width="0.274cm" svg:height="0.285cm" svg:x="0.303cm" svg:y="0.003cm" svg:viewBox="0 0 275 286" svg:d="M267 0h-260l-7 94h11c6-68 12-81 75-81 8 0 20 0 23 1 9 2 9 6 9 16v222c0 15 0 21-44 21h-16v13c16-1 60-1 79-1s64 0 82 1v-13h-18c-45 0-45-6-45-21v-222c0-8 0-14 9-16 3-1 15-1 24-1 63 0 69 13 75 81h11z"><text:p/></draw:path><draw:path draw:style-name="gr62" draw:text-style-name="P12" svg:width="0.127cm" svg:height="0.133cm" svg:x="0.61cm" svg:y="0.22cm" svg:viewBox="0 0 128 134" svg:d="M113 17c-12 2-16 9-16 16 0 9 6 12 11 12 7 0 17-4 17-19 0-20-23-26-39-26-45 0-86 41-86 83 0 25 18 51 55 51 51 0 73-30 73-34 0-2-2-6-4-6s-3 2-5 4c-23 28-58 28-64 28-20 0-30-15-30-33 0-9 4-42 19-62 11-14 27-23 42-23 4 0 18 0 27 9z"><text:p/></draw:path><draw:path draw:style-name="gr63" draw:text-style-name="P12" svg:width="0.165cm" svg:height="0.187cm" svg:x="0.742cm" svg:y="0.22cm" svg:viewBox="0 0 166 188" svg:d="M23 166c-3 10-3 11-16 11-3 0-7 0-7 7 0 3 2 4 4 4 8 0 18-1 26-1 10 0 20 1 30 1 4 0 7-1 7-7 0-4-5-4-7-4-7 0-16 0-16-4 0-1 3-8 4-13 4-15 7-32 11-44 3 6 13 17 30 17 37 0 77-40 77-83 0-36-24-50-45-50-18 0-33 12-42 22-5-18-21-22-31-22-12 0-18 7-23 16-6 10-11 27-11 29 0 4 4 4 5 4 4 0 5-1 7-8 5-18 10-33 21-33 8 0 11 6 11 15 0 3-2 7-2 8zM79 36c17-24 31-28 41-28 12 0 22 9 22 29 0 12-6 42-15 60-8 14-23 29-38 29-21 0-25-23-25-27 0-1 0-3 1-5z"><text:p/></draw:path></draw:g><text:s/>wat positief is.</text:p>
        </text:list-item>
        <text:list-item>
          <text:p text:style-name="P5">Is daar 'n kolom waar André 'n beraming gee van <draw:g text:anchor-type="as-char" svg:y="-0.296cm" draw:z-index="10" draw:style-name="gr1"><svg:title>TexMaths</svg:title><svg:desc>12§display§k_c§svg§600§FALSE§</svg:desc><draw:polygon draw:style-name="gr80" draw:text-style-name="P11" svg:width="0.371cm" svg:height="0.357cm" svg:x="0cm" svg:y="0cm" svg:viewBox="0 0 372 358" draw:points="186,358 0,358 0,0 372,0 372,358"><text:p/></draw:polygon><draw:path draw:style-name="gr81" draw:text-style-name="P12" svg:width="0.191cm" svg:height="0.298cm" svg:x="0.023cm" svg:y="0cm" svg:viewBox="0 0 192 299" svg:d="M98 5c0-1 0-5-4-5-10 0-42 4-53 4-4 1-9 1-9 8 0 6 4 6 11 6 21 0 22 4 22 7l-1 9-62 243c-2 6-2 7-2 9 0 10 8 13 12 13 6 0 12-4 14-10 3-3 22-81 24-92 15 1 50 7 50 36 0 2 0 5-2 9 0 5-1 10-1 15 0 24 17 42 38 42 14 0 24-7 34-23 11-19 16-42 16-43 0-5-4-5-5-5-5 0-5 2-6 8-9 32-18 53-37 53-9 0-14-5-14-20 0-7 2-17 4-23 1-8 1-10 1-13 0-29-26-40-63-45 14-8 27-21 37-32 20-22 39-40 60-40 3 0 3 0 5 0 4 2 4 2 8 4 1 0 1 1 1 1-19 1-24 18-24 23 0 7 5 16 17 16 11 0 23-10 23-27 0-12-10-26-29-26-11 0-31 3-61 37-14 17-32 32-47 40z"><text:p/></draw:path><draw:path draw:style-name="gr82" draw:text-style-name="P12" svg:width="0.127cm" svg:height="0.133cm" svg:x="0.239cm" svg:y="0.226cm" svg:viewBox="0 0 128 134" svg:d="M113 17c-12 2-16 9-16 17s6 12 12 12 16-5 16-20c0-20-23-26-39-26-45 0-86 41-86 83 0 25 18 51 55 51 50 0 73-30 73-33s-2-6-5-6c-1 0-2 1-4 3-23 28-58 28-64 28-20 0-30-14-30-32 0-10 4-42 19-63 11-14 27-23 42-23 4 0 18 0 27 9z"><text:p/></draw:path></draw:g><text:s/>om my waardes mee te vergelyk? <text:s/><text:span text:style-name="T4">Daar is definitief op hulle website, maar dit is </text:span><text:span text:style-name="T5">huidiglik nie ge-inkorporeer in ons API call ni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6:24:50.514943602</meta:creation-date>
    <dc:date>2019-02-11T07:32:43.382452206</dc:date>
    <meta:editing-duration>PT15M5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77" meta:character-count="1541" meta:non-whitespace-character-count="1268"/>
  </office:meta>
</office:document-meta>
</file>